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b6daa"/>
    </style:style>
    <style:style style:name="P3" style:family="paragraph" style:parent-style-name="Text_20_body" style:list-style-name="L1">
      <style:text-properties officeooo:rsid="00095e99" officeooo:paragraph-rsid="00095e99"/>
    </style:style>
    <style:style style:name="P4" style:family="paragraph" style:parent-style-name="Text_20_body" style:list-style-name="L1">
      <style:text-properties officeooo:rsid="000aa043" officeooo:paragraph-rsid="000aa043"/>
    </style:style>
    <style:style style:name="P5" style:family="paragraph" style:parent-style-name="Text_20_body" style:list-style-name="L1">
      <style:text-properties officeooo:rsid="000b6daa" officeooo:paragraph-rsid="000b6daa"/>
    </style:style>
    <style:style style:name="P6" style:family="paragraph" style:parent-style-name="Text_20_body" style:list-style-name="L1">
      <style:text-properties officeooo:rsid="000e81cd" officeooo:paragraph-rsid="000e81cd"/>
    </style:style>
    <style:style style:name="P7" style:family="paragraph" style:parent-style-name="Text_20_body" style:list-style-name="L1">
      <style:text-properties officeooo:rsid="00103875" officeooo:paragraph-rsid="00103875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officeooo:rsid="00164142" officeooo:paragraph-rsid="00164142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b6daa"/>
    </style:style>
    <style:style style:name="T2" style:family="text">
      <style:text-properties fo:font-weight="bold"/>
    </style:style>
    <style:style style:name="T3" style:family="text">
      <style:text-properties style:font-name="Times New Roman" fo:font-size="14pt"/>
    </style:style>
    <style:style style:name="T4" style:family="text">
      <style:text-properties fo:color="#ce181e" officeooo:rsid="000aa043"/>
    </style:style>
    <style:style style:name="T5" style:family="text">
      <style:text-properties officeooo:rsid="00149fe6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tion Management</text:p>
      <text:list xml:id="list2349113156" text:style-name="L1">
        <text:list-item>
          <text:p text:style-name="P1">Challenges in version management/control?</text:p>
          <text:list>
            <text:list-item>
              <text:p text:style-name="P3"><office:annotation office:name="__Annotation__1_488631270"><dc:creator>Unknown Author</dc:creator><dc:date>2019-01-05T17:18:24.056439674</dc:date><text:p text:style-name="P13"><text:span text:style-name="T6">Lukke folk ude af nogen filer</text:span></text:p></office:annotation>Pessemistic file locking<office:annotation-end office:name="__Annotation__1_488631270"/>, bad commit messages, <text:a xlink:type="simple" xlink:href="https://thombergs.wordpress.com/2009/03/19/optimistic-vs-pessimistic-version-control/" text:style-name="Internet_20_link" text:visited-style-name="Visited_20_Internet_20_Link">optimistic/pesimistic version merging</text:a></text:p>
            </text:list-item>
          </text:list>
        </text:list-item>
        <text:list-item>
          <text:p text:style-name="P1">What is CM, branching, merging</text:p>
          <text:list>
            <text:list-item>
              <text:p text:style-name="P4">Branching: Fordele opgaver ud i forskellige grene, så man ikke arbejder i de samme filer</text:p>
            </text:list-item>
            <text:list-item>
              <text:p text:style-name="P4">Merging: Sætte ændringer sammen fx fra grene</text:p>
            </text:list-item>
            <text:list-item>
              <text:p text:style-name="P1">CM: CM is a recognized engineering discipline that provides processes and technologies to identify and control items to ensure integrity and quality of the product under development</text:p>
            </text:list-item>
          </text:list>
        </text:list-item>
        <text:list-item>
          <text:p text:style-name="P1">What is the difference between centralize and distributed VC system and why is distributed useful</text:p>
          <text:list>
            <text:list-item>
              <text:p text:style-name="P2"><text:span text:style-name="T1">C</text:span>entralize: <text:span text:style-name="T1">En fælles kopi som alle sender til</text:span></text:p>
            </text:list-item>
            <text:list-item>
              <text:p text:style-name="P5">Distributed: Alle har meta data, kan gøre det samme som centralized. Hvis man har mange ændringer eller mange binærer filer kan det komme til at fylde rigtigt meget</text:p>
            </text:list-item>
          </text:list>
        </text:list-item>
        <text:list-item>
          <text:p text:style-name="P1">What goes into a release?</text:p>
          <text:list>
            <text:list-item>
              <text:p text:style-name="P1">All code, data, configurations files, documentation</text:p>
            </text:list-item>
          </text:list>
        </text:list-item>
        <text:list-item>
          <text:p text:style-name="P1">Agile: Continous integration</text:p>
          <text:list>
            <text:list-item>
              <text:p text:style-name="P1">Agile teams typically configure CI to include automated compilation, unit test execution, and source control integration. Sometimes CI also includes automatically running automated acceptance tests</text:p>
            </text:list-item>
          </text:list>
        </text:list-item>
        <text:list-item>
          <text:p text:style-name="P1">Daily build?</text:p>
          <text:list>
            <text:list-item>
              <text:p text:style-name="P6">Performing <text:span text:style-name="T2">daily builds</text:span> helps ensure that <text:a xlink:type="simple" xlink:href="https://en.wikipedia.org/wiki/Software_developer" text:style-name="Internet_20_link" text:visited-style-name="Visited_20_Internet_20_Link">developers</text:a> can work knowing with reasonable certainty that any new bugs that show up are a result of their own work done within the last day</text:p>
            </text:list-item>
          </text:list>
        </text:list-item>
        <text:list-item>
          <text:p text:style-name="P1">Plandriven and agile CM – advantages and disadvantages</text:p>
          <text:list>
            <text:list-item>
              <text:p text:style-name="P7">Plandriven</text:p>
              <text:list>
                <text:list-item>
                  <text:p text:style-name="P7"><text:span text:style-name="T2">Advantages</text:span> </text:p>
                </text:list-item>
              </text:list>
            </text:list-item>
            <text:list-item text:style-override="L2">
              <text:p text:style-name="P11">Strong emphasis on testing </text:p>
            </text:list-item>
            <text:list-item text:style-override="L2">
              <text:p text:style-name="P11">Validation of internal and external deliverables not just the product. </text:p>
            </text:list-item>
            <text:list-item text:style-override="L2">
              <text:p text:style-name="P11">Definition of requirements before designing the system. </text:p>
            </text:list-item>
            <text:list-item text:style-override="L2">
              <text:p text:style-name="P8">Enable project management to track the progress very accurately. The completion of each phase is a milestone in the project plan.</text:p>
              <text:p text:style-name="P8"><text:span text:style-name="T2"/></text:p>
            </text:list-item>
            <text:list-item text:style-override="L2">
              <text:p text:style-name="P8"><text:soft-page-break/><text:span text:style-name="T2">Disadvantages</text:span> </text:p>
            </text:list-item>
          </text:list>
        </text:list-item>
      </text:list>
      <text:list xml:id="list4044413636" text:style-name="L3">
        <text:list-item>
          <text:p text:style-name="P12">Does not handle concurrent events. </text:p>
        </text:list-item>
        <text:list-item>
          <text:p text:style-name="P12">Does not handle iterations. </text:p>
        </text:list-item>
        <text:list-item>
          <text:p text:style-name="P9">Can't handle the dynamic changing of requirements during the lifecycle.</text:p>
        </text:list-item>
      </text:list>
      <text:p text:style-name="Text_20_body"><text:tab/><text:span text:style-name="T5">Agile</text:span></text:p>
      <text:list xml:id="list497864893" text:style-name="L4">
        <text:list-item>
          <text:p text:style-name="P10">Not optimized for sprint</text:p>
        </text:list-item>
        <text:list-item>
          <text:p text:style-name="P10">Slow for testing</text:p>
        </text:list-item>
        <text:list-item>
          <text:p text:style-name="P10">easy share</text:p>
        </text:list-item>
        <text:list-item>
          <text:p text:style-name="P10">easy release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58:41.049741289</meta:creation-date>
    <dc:date>2019-01-05T19:33:57.469585981</dc:date>
    <meta:editing-duration>PT1H44M23S</meta:editing-duration>
    <meta:editing-cycles>7</meta:editing-cycles>
    <meta:generator>LibreOffice/6.1.4.2$Linux_X86_64 LibreOffice_project/10$Build-2</meta:generator>
    <meta:document-statistic meta:table-count="0" meta:image-count="0" meta:object-count="0" meta:page-count="2" meta:paragraph-count="33" meta:word-count="307" meta:character-count="1899" meta:non-whitespace-character-count="1646"/>
  </office:meta>
</office:document-meta>
</file>